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479in" style:use-optimal-column-width="false"/>
    </style:style>
    <style:style style:name="Table1" style:family="table" style:master-page-name="MP0">
      <style:table-properties style:width="6.6951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1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2" style:parent-style-name="Standard" style:family="paragraph">
      <style:text-properties style:font-name="Calibri" fo:font-size="11pt" style:font-size-asian="11pt" style:font-size-complex="11pt"/>
    </style:style>
    <style:style style:name="TableColumn14" style:family="table-column">
      <style:table-column-properties style:column-width="4.7513in" style:use-optimal-column-width="false"/>
    </style:style>
    <style:style style:name="TableColumn15" style:family="table-column">
      <style:table-column-properties style:column-width="1.9437in" style:use-optimal-column-width="false"/>
    </style:style>
    <style:style style:name="Table13" style:family="table">
      <style:table-properties style:width="6.6951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8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25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30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31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list-style-name="LFO1" style:family="paragraph"/>
    <style:style style:name="T38" style:parent-style-name="Zadanifontodlomka" style:family="text">
      <style:text-properties style:font-name="Calibri" fo:font-size="11pt" style:font-size-asian="11pt" style:font-size-complex="11pt"/>
    </style:style>
    <style:style style:name="T39" style:parent-style-name="Zadanifontodlomka" style:family="text">
      <style:text-properties style:font-name="Calibri" fo:font-size="11pt" style:font-size-asian="11pt" style:font-size-complex="11pt"/>
    </style:style>
    <style:style style:name="P40" style:parent-style-name="TableContents" style:list-style-name="LFO1" style:family="paragraph">
      <style:text-properties style:font-name="Calibri" style:font-name-complex="Calibri" fo:font-style="italic" style:font-style-asian="italic" fo:font-size="11pt" style:font-size-asian="11pt" style:font-size-complex="11pt"/>
    </style:style>
    <style:style style:name="P41" style:parent-style-name="TableContents" style:list-style-name="LFO1" style:family="paragraph"/>
    <style:style style:name="T42" style:parent-style-name="Zadanifontodlomka" style:family="text">
      <style:text-properties style:font-name="Calibri" fo:font-size="11pt" style:font-size-asian="11pt" style:font-size-complex="11pt"/>
    </style:style>
    <style:style style:name="T43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44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45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46" style:parent-style-name="TableContents" style:family="paragraph">
      <style:paragraph-properties fo:margin-left="0.5in">
        <style:tab-stops/>
      </style:paragraph-properties>
    </style:style>
    <style:style style:name="P47" style:parent-style-name="TableContents" style:family="paragraph">
      <style:text-properties style:font-name="Calibri" fo:font-weight="bold" style:font-weight-asian="bold" fo:font-style="italic" style:font-style-asian="italic" style:font-style-complex="italic" fo:font-size="11pt" style:font-size-asian="11pt" style:font-size-complex="11pt"/>
    </style:style>
    <style:style style:name="P48" style:parent-style-name="TableContents" style:family="paragraph">
      <style:text-properties fo:font-weight="bold" style:font-weight-asian="bold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end"/>
    </style:style>
    <style:style style:name="T51" style:parent-style-name="Zadanifontodlomka" style:family="text">
      <style:text-properties style:font-name="Calibri" fo:font-size="11pt" style:font-size-asian="11pt" style:font-size-complex="11pt"/>
    </style:style>
    <style:style style:name="P52" style:parent-style-name="Normal" style:family="paragraph">
      <style:text-properties text:display="none"/>
    </style:style>
    <style:style style:name="TableColumn54" style:family="table-column">
      <style:table-column-properties style:column-width="6.6951in" style:use-optimal-column-width="false"/>
    </style:style>
    <style:style style:name="Table53" style:family="table">
      <style:table-properties style:width="6.6951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57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text-properties style:font-name="Calibri" fo:font-size="11pt" style:font-size-asian="11pt" style:font-size-complex="11pt"/>
    </style:style>
    <style:style style:name="P61" style:parent-style-name="Standard" style:family="paragraph">
      <style:text-properties style:font-name="Calibri" fo:font-size="11pt" style:font-size-asian="11pt" style:font-size-complex="11pt"/>
    </style:style>
    <style:style style:name="P62" style:parent-style-name="Standard" style:family="paragraph">
      <style:text-properties style:font-name="Calibri" fo:font-size="11pt" style:font-size-asian="11pt" style:font-size-complex="11pt"/>
    </style:style>
    <style:style style:name="T63" style:parent-style-name="Zadanifontodlomka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64" style:parent-style-name="Zadanifontodlomka" style:family="text">
      <style:text-properties style:font-name="Calibri" fo:font-size="11pt" style:font-size-asian="11pt" style:font-size-complex="11pt"/>
    </style:style>
    <style:style style:name="T65" style:parent-style-name="Zadanifontodlomka" style:family="text">
      <style:text-properties style:font-name="Calibri" fo:font-size="11pt" style:font-size-asian="11pt" style:font-size-complex="11pt"/>
    </style:style>
    <style:style style:name="T66" style:parent-style-name="Zadanifontodlomka" style:family="text">
      <style:text-properties style:font-name="Calibri" fo:font-size="11pt" style:font-size-asian="11pt" style:font-size-complex="11pt"/>
    </style:style>
    <style:style style:name="P67" style:parent-style-name="Standard" style:family="paragraph">
      <style:text-properties style:font-name="Calibri" fo:font-size="11pt" style:font-size-asian="11pt" style:font-size-complex="11pt"/>
    </style:style>
    <style:style style:name="P68" style:parent-style-name="Standard" style:family="paragraph">
      <style:text-properties style:font-name="Calibri" fo:font-size="11pt" style:font-size-asian="11pt" style:font-size-complex="11pt"/>
    </style:style>
    <style:style style:name="P69" style:parent-style-name="Standard" style:family="paragraph">
      <style:text-properties style:font-name="Calibri" fo:font-size="11pt" style:font-size-asian="11pt" style:font-size-complex="11pt"/>
    </style:style>
    <style:style style:name="P70" style:parent-style-name="Standard" style:family="paragraph">
      <style:text-properties style:font-name="Calibri" fo:font-size="11pt" style:font-size-asian="11pt" style:font-size-complex="11pt"/>
    </style:style>
    <style:style style:name="P71" style:parent-style-name="Standard" style:family="paragraph">
      <style:text-properties style:font-name="Calibri" fo:font-size="11pt" style:font-size-asian="11pt" style:font-size-complex="11pt"/>
    </style:style>
    <style:style style:name="P72" style:parent-style-name="Normal" style:family="paragraph">
      <style:text-properties text:display="none"/>
    </style:style>
    <style:style style:name="TableColumn74" style:family="table-column">
      <style:table-column-properties style:column-width="1.5062in" style:use-optimal-column-width="false"/>
    </style:style>
    <style:style style:name="TableColumn75" style:family="table-column">
      <style:table-column-properties style:column-width="5.1888in" style:use-optimal-column-width="false"/>
    </style:style>
    <style:style style:name="Table73" style:family="table">
      <style:table-properties style:width="6.6951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78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alibri" fo:font-size="11pt" style:font-size-asian="11pt" style:font-size-complex="11pt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list-style-name="LFO1" style:family="paragraph"/>
    <style:style style:name="T84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5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Zadanifontodlomka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87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8" style:parent-style-name="Zadanifontodlomka" style:family="text">
      <style:text-properties fo:font-size="11pt" style:font-size-asian="11pt" style:font-size-complex="11pt"/>
    </style:style>
    <style:style style:name="T89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T90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T91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92" style:parent-style-name="Default" style:list-style-name="LFO1" style:family="paragraph"/>
    <style:style style:name="T93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94" style:parent-style-name="Zadanifontodlomka" style:family="text">
      <style:text-properties fo:font-size="11pt" style:font-size-asian="11pt" style:font-size-complex="11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Calibri" fo:font-size="11pt" style:font-size-asian="11pt" style:font-size-complex="11pt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Standard" style:list-style-name="LFO1" style:family="paragraph"/>
    <style:style style:name="T100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01" style:parent-style-name="Standard" style:list-style-name="LFO1" style:family="paragraph"/>
    <style:style style:name="T102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03" style:parent-style-name="Standard" style:family="paragraph">
      <style:paragraph-properties fo:margin-left="0.3in">
        <style:tab-stops/>
      </style:paragraph-properties>
      <style:text-properties style:font-name="Calibri" fo:font-size="11pt" style:font-size-asian="11pt" style:font-size-complex="11pt"/>
    </style:style>
    <style:style style:name="P104" style:parent-style-name="Normal" style:family="paragraph">
      <style:text-properties text:display="none"/>
    </style:style>
    <style:style style:name="TableColumn106" style:family="table-column">
      <style:table-column-properties style:column-width="1.5062in" style:use-optimal-column-width="false"/>
    </style:style>
    <style:style style:name="TableColumn107" style:family="table-column">
      <style:table-column-properties style:column-width="5.1888in" style:use-optimal-column-width="false"/>
    </style:style>
    <style:style style:name="Table105" style:family="table">
      <style:table-properties style:width="6.6951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10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Calibri" fo:font-size="11pt" style:font-size-asian="11pt" style:font-size-complex="11pt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Standard" style:family="paragraph">
      <style:text-properties style:font-name="Calibri"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Calibri" fo:font-size="11pt" style:font-size-asian="11pt" style:font-size-complex="11pt"/>
    </style:style>
    <style:style style:name="P119" style:parent-style-name="TableContents" style:family="paragraph">
      <style:text-properties style:font-name="Calibri" fo:font-size="11pt" style:font-size-asian="11pt" style:font-size-complex="11pt"/>
    </style:style>
    <style:style style:name="P120" style:parent-style-name="TableContents" style:family="paragraph">
      <style:text-properties style:font-name="Calibri" fo:font-size="11pt" style:font-size-asian="11pt" style:font-size-complex="11pt"/>
    </style:style>
    <style:style style:name="TableCell121" style:family="table-cell">
      <style:table-cell-properties fo:border="none" style:writing-mode="lr-tb" fo:padding-top="0.0381in" fo:padding-left="0.0381in" fo:padding-bottom="0.0381in" fo:padding-right="0.0381in"/>
    </style:style>
    <style:style style:name="P122" style:parent-style-name="Standard" style:family="paragraph">
      <style:text-properties style:font-name="Calibri" fo:font-size="11pt" style:font-size-asian="11pt" style:font-size-complex="11pt"/>
    </style:style>
    <style:style style:name="P123" style:parent-style-name="Standard" style:family="paragraph">
      <style:text-properties style:font-name="Calibri" fo:font-size="11pt" style:font-size-asian="11pt" style:font-size-complex="11pt"/>
    </style:style>
    <style:style style:name="P124" style:parent-style-name="Standard" style:family="paragraph">
      <style:text-properties style:font-name="Calibri" fo:font-size="11pt" style:font-size-asian="11pt" style:font-size-complex="11pt"/>
    </style:style>
    <style:style style:name="P125" style:parent-style-name="Standard" style:family="paragraph">
      <style:text-properties style:font-name="Calibri" fo:font-size="11pt" style:font-size-asian="11pt" style:font-size-complex="11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Calibri" fo:font-size="11pt" style:font-size-asian="11pt" style:font-size-complex="11pt"/>
    </style:style>
    <style:style style:name="TableCell129" style:family="table-cell">
      <style:table-cell-properties fo:border="none" style:writing-mode="lr-tb" fo:padding-top="0.0381in" fo:padding-left="0.0381in" fo:padding-bottom="0.0381in" fo:padding-right="0.0381in"/>
    </style:style>
    <style:style style:name="P130" style:parent-style-name="Standard" style:family="paragraph">
      <style:text-properties style:font-name="Calibri" fo:font-size="11pt" style:font-size-asian="11pt" style:font-size-complex="11pt"/>
    </style:style>
    <style:style style:name="P131" style:parent-style-name="Standard" style:family="paragraph">
      <style:text-properties style:font-name="Cambria" style:font-name-asian="Cambri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  <text:p text:style-name="P7">Valtura 178, 52100 Pula, Hrvatska</text:p>
          </table:table-cell>
          <table:table-cell table:style-name="TableCell8">
            <text:p text:style-name="P9">nikola.tomazin@gmail.com</text:p>
            <text:p text:style-name="P10">+385 95 540 2182</text:p>
            <text:p text:style-name="P11">github.com/ntomazin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RADNO ISKUSTVO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Sveučilište u Zagrebu, Fakultet elektrotehnike i<text:s/>računarstva, Hrvatska</text:p>
          </table:table-cell>
          <table:covered-table-cell/>
        </table:table-row>
        <table:table-row table:style-name="TableRow22">
          <table:table-cell table:style-name="TableCell23">
            <text:p text:style-name="P24">Demonstrator:</text:p>
            <text:list text:style-name="LFO1" text:continue-numbering="true">
              <text:list-item>
                <text:p text:style-name="P25">Osnove Elektrotehnike</text:p>
              </text:list-item>
            </text:list>
          </table:table-cell>
          <table:table-cell table:style-name="TableCell26">
            <text:p text:style-name="P27">listopad 2016. – veljača 2017.</text:p>
          </table:table-cell>
        </table:table-row>
        <table:table-row table:style-name="TableRow28">
          <table:table-cell table:style-name="TableCell29" table:number-columns-spanned="2">
            <text:p text:style-name="TableContents"><text:span text:style-name="T30">e</text:span><text:span text:style-name="T31">Ducation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Sveučilište u Zagrebu, Fakultet elektrotehnike i računarstva, Hrvatska</text:p>
          </table:table-cell>
          <table:covered-table-cell/>
        </table:table-row>
        <table:table-row table:style-name="TableRow35">
          <table:table-cell table:style-name="TableCell36">
            <text:list text:style-name="LFO1" text:continue-numbering="true">
              <text:list-item>
                <text:p text:style-name="P37"><text:span text:style-name="T38">trenutno završavam za sveučilišnog prvostupnika (baccalaureus) inženjer<text:s/></text:span><text:span text:style-name="T39">računarstva</text:span></text:p>
                <text:list text:continue-numbering="true">
                  <text:list-item>
                    <text:p text:style-name="P40">završni rad: Sustav za raspoznavanje hrvatskog znakovnog jezika pomoću neuronskih mreža</text:p>
                  </text:list-item>
                  <text:list-item>
                    <text:p text:style-name="P41"><text:span text:style-name="T42">položene vještine:<text:s/></text:span><text:span text:style-name="T43">Osnove i napredno korištenja operacijskog sustava Linux, Reverzno inženjerstvo I analiza zloćudnog programa, Autocad, Osnove razvoja digi</text:span><text:span text:style-name="T44">talnih igara, Programiranje za robotski operacijski sustav</text:span><text:span text:style-name="T45">, Šah</text:span></text:p>
                  </text:list-item>
                </text:list>
              </text:list-item>
            </text:list>
            <text:p text:style-name="P46"/>
            <text:p text:style-name="P47">Matematička gimnazija, Pula</text:p>
            <text:p text:style-name="P48"/>
          </table:table-cell>
          <table:table-cell table:style-name="TableCell49">
            <text:p text:style-name="P50"><text:span text:style-name="T51">rujan 2016. – svibanj 2019. (očekivano)</text:span></text:p>
          </table:table-cell>
        </table:table-row>
      </table:table>
      <text:p text:style-name="P52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TableContents"><text:span text:style-name="T57">Projekti i RAdionice</text:span></text:p>
          </table:table-cell>
        </table:table-row>
        <table:table-row table:style-name="TableRow58">
          <table:table-cell table:style-name="TableCell59">
            <text:p text:style-name="P60">Web aplikacija za muzej (Java, SpringBoot)</text:p>
            <text:p text:style-name="P61">Izrada računalne igre (C#, Unity)</text:p>
            <text:p text:style-name="P62">Aplikacija za određivanje<text:s/>srodstva (Python,<text:s/>keras)</text:p>
            <text:p text:style-name="TableContents"><text:span text:style-name="T63">Sustav za raspoznavanje hrvatskog znakovnog jezika pomoću neuronskih mreža<text:s/></text:span><text:span text:style-name="T64">(Python</text:span><text:span text:style-name="T65">, keras</text:span><text:span text:style-name="T66">)</text:span></text:p>
            <text:p text:style-name="P67">FERSAT</text:p>
            <text:p text:style-name="P68">IOT radionica – 2. Mjesto na IOT hackatonu 2018.</text:p>
            <text:p text:style-name="P69">FERSEC radionica<text:s/>(FER Security workshop)</text:p>
            <text:p text:style-name="P70">WES radionica(Workshop on Embedded Systems)</text:p>
            <text:p text:style-name="P71"/>
          </table:table-cell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 table:number-columns-spanned="2">
            <text:p text:style-name="TableContents"><text:span text:style-name="T78">Technical Skills</text:span></text:p>
          </table:table-cell>
          <table:covered-table-cell/>
        </table:table-row>
        <table:table-row table:style-name="TableRow79">
          <table:table-cell table:style-name="TableCell80">
            <text:p text:style-name="P81">Programski jezici</text:p>
          </table:table-cell>
          <table:table-cell table:style-name="TableCell82">
            <text:list text:style-name="LFO1" text:continue-numbering="true">
              <text:list-item>
                <text:p text:style-name="P83"><text:span text:style-name="T84">Java, C,</text:span><text:span text:style-name="T85"><text:s/></text:span><text:span text:style-name="T86">Python</text:span><text:span text:style-name="T87"><text:s/></text:span><text:span text:style-name="T88">–<text:s/></text:span><text:span text:style-name="T89">vrlo</text:span><text:span text:style-name="T90"><text:s/>dobro<text:s/></text:span><text:span text:style-name="T91">poznavanje</text:span></text:p>
              </text:list-item>
              <text:list-item>
                <text:p text:style-name="P92"><text:span text:style-name="T93">SQL, C#</text:span><text:span text:style-name="T94"><text:s/>– osnovno poznavanje</text:span></text:p>
              </text:list-item>
            </text:list>
          </table:table-cell>
        </table:table-row>
        <table:table-row table:style-name="TableRow95">
          <table:table-cell table:style-name="TableCell96">
            <text:p text:style-name="P97">Ostalo</text:p>
          </table:table-cell>
          <table:table-cell table:style-name="TableCell98">
            <text:list text:style-name="LFO1" text:continue-numbering="true">
              <text:list-item>
                <text:p text:style-name="P99"><text:span text:style-name="T100">GIT</text:span></text:p>
              </text:list-item>
              <text:list-item>
                <text:p text:style-name="P101"><text:span text:style-name="T102">Linux<text:s/></text:span></text:p>
              </text:list-item>
            </text:list>
            <text:p text:style-name="P103"/>
          </table:table-cell>
        </table:table-row>
      </table:table>
      <text:p text:style-name="P104"/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2">
            <text:p text:style-name="TableContents"><text:span text:style-name="T110">Ostale vještine</text:span></text:p>
          </table:table-cell>
          <table:covered-table-cell/>
        </table:table-row>
        <table:table-row table:style-name="TableRow111">
          <table:table-cell table:style-name="TableCell112">
            <text:p text:style-name="P113">Jezici</text:p>
          </table:table-cell>
          <table:table-cell table:style-name="TableCell114">
            <text:p text:style-name="P115">hrvatski (materinski), engleski (tečno), njemački (tečno), talijanski (osnovni)</text:p>
          </table:table-cell>
        </table:table-row>
        <table:table-row table:style-name="TableRow116">
          <table:table-cell table:style-name="TableCell117">
            <text:p text:style-name="P118">Vozačka dozvola</text:p>
            <text:p text:style-name="P119"/>
            <text:p text:style-name="P120">Član Mense<text:s/></text:p>
          </table:table-cell>
          <table:table-cell table:style-name="TableCell121">
            <text:p text:style-name="P122">B</text:p>
            <text:p text:style-name="P123"/>
            <text:p text:style-name="P124">Od 2012. godine</text:p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3937in" fo:margin-left="0.5in" fo:margin-bottom="0.3937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3-12-26T14:01:00Z</meta:creation-date>
    <dc:date>2019-06-09T00:42:00Z</dc:date>
    <meta:template xlink:href="Normal" xlink:type="simple"/>
    <meta:editing-cycles>20</meta:editing-cycles>
    <meta:editing-duration>PT98220S</meta:editing-duration>
    <meta:document-statistic meta:page-count="1" meta:paragraph-count="2" meta:word-count="221" meta:character-count="1485" meta:row-count="10" meta:non-whitespace-character-count="1266"/>
  </office:meta>
</office:document-meta>
</file>